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A000002F4E568BCC4F2582AC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863cm" svg:height="7.92cm" svg:x="0.037cm" svg:y="0.224cm">
          <draw:image xlink:href="Pictures/10000001000005EA000002F4E568BCC4F2582AC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05T08:42:56.615403887</dc:date>
    <meta:editing-duration>PT4M7S</meta:editing-duration>
    <meta:editing-cycles>5</meta:editing-cycles>
    <meta:generator>LibreOffice/7.3.1.3$MacOSX_AARCH64 LibreOffice_project/a69ca51ded25f3eefd52d7bf9a5fad8c90b87951</meta:generator>
    <meta:document-statistic meta:object-count="1"/>
  </office:meta>
</office:document-meta>
</file>